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 style:list-style-name="L2">
      <style:paragraph-properties fo:margin-top="0cm" fo:margin-bottom="0cm"/>
    </style:style>
    <style:style style:name="P5" style:family="paragraph" style:parent-style-name="Standard">
      <style:paragraph-properties fo:margin-top="0cm" fo:margin-bottom="0.499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rstellen Sie eine Webpräsenz in HTML 5 wie folgt:</text:p>
      <text:list xml:id="list6256289452990209460" text:style-name="L1">
        <text:list-item>
          <text:p text:style-name="P3"><text:bookmark text:name="yui_3_15_0_2_1414049797458_64"/><text:bookmark text:name="yui_3_15_0_2_1414049797458_63"/>Die Indexseite. Sie enthält ein Willkommen für den Anwender mit Informationen zur gesamten Webpräsenz.<text:line-break/>Füllen Sie die Datei mit Text, Grafiken können Sie während des Semester nachreichen. </text:p>
        </text:list-item>
        <text:list-item>
          <text:p text:style-name="P3">Eine Seite mit Informationen zu Ihrer Gruppe und den einzelnen Mitgliedern. <text:line-break/>Füllen Sie die Datei mit Text und Grafiken. </text:p>
        </text:list-item>
        <text:list-item>
          <text:p text:style-name="P1">Eine Seite mit Verlinkungen zu den Themen CSS, HTML 5, semantisch korrrektes HTML, JavaScript, Validierung, Webstandards, Accessibility, Usability, <text:a xlink:type="simple" xlink:href="https://moodle.htw-berlin.de/mod/assign/view.php?id=83232" text:style-name="Internet_20_link" text:visited-style-name="Visited_20_Internet_20_Link">XML</text:a>.<text:line-break/>Geben Sie zu jedem Link eine kurze inhaltliche Beschreibung (mindestens 50 Wörter) und nicht nur einen Titel. </text:p>
        </text:list-item>
      </text:list>
      <text:p text:style-name="Text_20_body"><text:line-break/>Jedes einzelne HTML-Dokument besteht aus:</text:p>
      <text:list xml:id="list4510399368935028485" text:style-name="L2">
        <text:list-item>
          <text:p text:style-name="P4">Logobereich, bestehende aus Grafik und Überschrift und einer Überschrift zweiter Ebene </text:p>
        </text:list-item>
        <text:list-item>
          <text:p text:style-name="P4">Inhaltsbereich. Hier gibt es schriftlichen, möglicherweise auch grafischen Inhalt für die jeweilige Seite. </text:p>
        </text:list-item>
        <text:list-item>
          <text:p text:style-name="P4">Navigationsbereich </text:p>
        </text:list-item>
        <text:list-item>
          <text:p text:style-name="P2">Fußzeile, die auf ein Impressum o.ä. verweist. Dieser Bereich muß sich nicht zwangsweise am Seitenende befinden. </text:p>
        </text:list-item>
      </text:list>
      <text:p text:style-name="Text_20_body">Planen Sie bereits jetzt, daß Sie ein Layout für den Desktop, eines für den Druck und eines für ein Handheldgerät erstellen werden.<text:line-break/><text:line-break/>Legen Sie sich eine übersichtliche Verzeichnisstruktur an, benennen Sie Ihre Dateien sinnvoll. "Übung1.html" ist kein sinnvoller Datei- oder Verzeichnisname.<text:line-break/><text:line-break/>In den Metaangaben stehen Ihre Namen und Matrikelnummern.<text:line-break/>Alle Dateien sind valide und semantisch korrekt.<text:line-break/><text:line-break/>Laden Sie alle Dateien gepackt mit der Aufgabenstellung ins Moodle.<text:line-break/><text:line-break/>Sie können für diese Aufgabe die folgenden Punkte erhalten:<text:line-break/>Alle Informationen in allen Dateien 4 Punkte<text:line-break/>Alle Dateien valide 3 Punkte<text:line-break/>Alle Dateien semantisch sinnvoll aufgebaut 3 Punkte<text:line-break/>Dateinamen und Verzeichnisstrukur 1 Punkt<text:line-break/>Beantwortung aller Fragen zur Übungsabgabe 4 Punkte<text:line-break/>Hochladen der Dateien 1 Punkt (jedes Gruppenmitglied lädt die Dateien hoch)<text:line-break/>Insgesamt 16 Punkt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nny </meta:initial-creator>
    <meta:creation-date>2014-10-23T09:36:44.78</meta:creation-date>
    <meta:document-statistic meta:table-count="0" meta:image-count="0" meta:object-count="0" meta:page-count="1" meta:paragraph-count="10" meta:word-count="264" meta:character-count="1842"/>
    <dc:date>2014-10-23T09:37:04.10</dc:date>
    <dc:creator>Jenny </dc:creator>
    <meta:editing-duration>PT19S</meta:editing-duration>
    <meta:editing-cycles>1</meta:editing-cycles>
    <meta:generator>OpenOffice/4.1.1$Win32 OpenOffice.org_project/411m6$Build-9775</meta:generator>
  </office:meta>
</office:document-meta>
</file>